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 <text:placeholder text:placeholder-type="text">&lt;item.product_id.colour or ""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"%2.3f" % (item.product_id.pack_l * item.product_id.pack_h * item.product_id.pack_p / 1000000.0)&gt;</text:placeholder></text:p>
            <text:p text:style-name="P20"/>
          </table:table-cell>
          <table:table-cell table:style-name="Tabella6.J5" office:value-type="string">
            <text:p text:style-name="P20"><text:placeholder text:placeholder-type="text">&lt;item.product_id.colls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"%2.3f" % (item.product_qty *item.product_id.pack_l * item.product_id.pack_h * item.product_id.pack_p / 1000000.0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get_total_volume(o.order_line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8T17:54:53</dc:date>
    <meta:editing-duration>P7DT1H51M4S</meta:editing-duration>
    <meta:editing-cycles>719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58" meta:word-count="187" meta:character-count="2122" meta:non-whitespace-character-count="1971"/>
    <meta:user-defined meta:name="Info 1"/>
    <meta:user-defined meta:name="Info 2"/>
    <meta:user-defined meta:name="Info 3"/>
    <meta:user-defined meta:name="Info 4"/>
  </office:meta>
</office:document-meta>
</file>